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812" officeooo:paragraph-rsid="00382e1a" style:font-weight-asian="bold" style:font-weight-complex="bold"/>
    </style:style>
    <style:style style:name="P2" style:family="paragraph" style:parent-style-name="Heading_20_2">
      <style:text-properties officeooo:rsid="001d4a08" officeooo:paragraph-rsid="00382e1a"/>
    </style:style>
    <style:style style:name="P3" style:family="paragraph" style:parent-style-name="Text_20_body">
      <style:text-properties fo:font-weight="bold" officeooo:rsid="0038e7db" officeooo:paragraph-rsid="0038e7db" style:font-weight-asian="bold" style:font-weight-complex="bold"/>
    </style:style>
    <style:style style:name="P4" style:family="paragraph" style:parent-style-name="Text_20_body">
      <style:text-properties fo:font-weight="normal" officeooo:rsid="0037c2b7" officeooo:paragraph-rsid="00382e1a" style:font-weight-asian="normal" style:font-weight-complex="normal"/>
    </style:style>
    <style:style style:name="P5" style:family="paragraph" style:parent-style-name="Text_20_body">
      <style:text-properties fo:font-weight="bold" officeooo:rsid="003c1231" officeooo:paragraph-rsid="003c1231" style:font-weight-asian="bold" style:font-weight-complex="bold"/>
    </style:style>
    <style:style style:name="P6" style:family="paragraph" style:parent-style-name="Text_20_body">
      <style:text-properties fo:font-weight="normal" officeooo:rsid="003c1231" officeooo:paragraph-rsid="003c1231" style:font-weight-asian="normal" style:font-weight-complex="normal"/>
    </style:style>
    <style:style style:name="P7" style:family="paragraph" style:parent-style-name="Heading_20_2">
      <style:text-properties officeooo:rsid="00100da8" officeooo:paragraph-rsid="00382e1a"/>
    </style:style>
    <style:style style:name="P8" style:family="paragraph" style:parent-style-name="Text_20_body">
      <style:text-properties fo:font-weight="normal" officeooo:rsid="0034ae84" officeooo:paragraph-rsid="00382e1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f0b25" style:font-weight-asian="normal" style:font-weight-complex="normal"/>
    </style:style>
    <style:style style:name="T3" style:family="text">
      <style:text-properties officeooo:rsid="001bce69"/>
    </style:style>
    <style:style style:name="T4" style:family="text">
      <style:text-properties officeooo:rsid="003ead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<text:span text:style-name="T1"> Pradyumn R Pai<text:tab/><text:tab/><text:tab/><text:tab/><text:tab/><text:tab/><text:tab/></text:span></text:p>
      <text:p text:style-name="P1">Roll No:<text:span text:style-name="T1"> 50</text:span></text:p>
      <text:p text:style-name="P1">Class: <text:span text:style-name="T1">CS</text:span><text:span text:style-name="T2">7</text:span><text:span text:style-name="T1">A</text:span></text:p>
      <text:h text:style-name="P2" text:outline-level="2">PROGRAM <text:span text:style-name="T3">CODE</text:span></text:h>
      <text:p text:style-name="P3"><text:span text:style-name="T4">calc</text:span>.lex:</text:p>
      <text:p text:style-name="P4">%{</text:p>
      <text:p text:style-name="P4">#include &lt;stdio.h&gt;</text:p>
      <text:p text:style-name="P4">#include &lt;stdlib.h&gt;</text:p>
      <text:p text:style-name="P4">#include "y.tab.h"</text:p>
      <text:p text:style-name="P4">#include &lt;string.h&gt;</text:p>
      <text:p text:style-name="P4">extern int yylval;</text:p>
      <text:p text:style-name="P4">%}</text:p>
      <text:p text:style-name="P4">%option noyywrap</text:p>
      <text:p text:style-name="P4">%%</text:p>
      <text:p text:style-name="P4">[0-9]+ { yylval = atoi(yytext); return IDENTIFIER; }</text:p>
      <text:p text:style-name="P4">[+\-*/()\n] { return yytext[0]; }</text:p>
      <text:p text:style-name="P4">. { printf("Invalid character: %s\n", yytext); return INVALID; }</text:p>
      <text:p text:style-name="P4">%%</text:p>
      <text:p text:style-name="P5"><text:span text:style-name="T4">calc</text:span>.y:</text:p>
      <text:p text:style-name="P6">%{</text:p>
      <text:p text:style-name="P6">#include &lt;stdio.h&gt;</text:p>
      <text:p text:style-name="P6">#define YYSTYPE int</text:p>
      <text:p text:style-name="P6">extern YYSTYPE yylval;</text:p>
      <text:p text:style-name="P6">%}</text:p>
      <text:p text:style-name="P6">%token IDENTIFIER</text:p>
      <text:p text:style-name="P6">%token INVALID</text:p>
      <text:p text:style-name="P6">%%</text:p>
      <text:p text:style-name="P6">program: line</text:p>
      <text:p text:style-name="P6"><text:s text:c="4"/>| program line;</text:p>
      <text:p text:style-name="P6"/>
      <text:p text:style-name="P6">line: exp "\n" {printf("Result: %d\n",$1);}</text:p>
      <text:p text:style-name="P6"/>
      <text:p text:style-name="P6"><text:soft-page-break/>exp: exp "+" term {$$ = $1+$3;}</text:p>
      <text:p text:style-name="P6"><text:s text:c="4"/>| exp "-" term {$$ = $1-$3;}</text:p>
      <text:p text:style-name="P6"><text:s text:c="4"/>| term {$$ = $1;};</text:p>
      <text:p text:style-name="P6"/>
      <text:p text:style-name="P6">term: term "*" factor {$$ = $1*$3;};</text:p>
      <text:p text:style-name="P6"><text:s text:c="4"/>| term "/" factor {$$ = $1/$3;};</text:p>
      <text:p text:style-name="P6"><text:s text:c="4"/>| factor {$$ = $1;};</text:p>
      <text:p text:style-name="P6"/>
      <text:p text:style-name="P6">factor: "(" exp ")" {$$ = $2;}</text:p>
      <text:p text:style-name="P6"><text:s text:c="4"/>| IDENTIFIER {$$ = $1;};</text:p>
      <text:p text:style-name="P6">%%</text:p>
      <text:p text:style-name="P6">void yyerror(char *s){</text:p>
      <text:p text:style-name="P6"><text:s text:c="4"/>printf("Error: %s\n",s);</text:p>
      <text:p text:style-name="P6">}</text:p>
      <text:p text:style-name="P6">int main() {</text:p>
      <text:p text:style-name="P6"><text:s text:c="4"/>yyparse();</text:p>
      <text:p text:style-name="P6"><text:s text:c="4"/>return 0;</text:p>
      <text:p text:style-name="P6">}</text:p>
      <text:p text:style-name="P6">int yywrap() {</text:p>
      <text:p text:style-name="P6"><text:s text:c="4"/>return 1;</text:p>
      <text:p text:style-name="P6">}</text:p>
      <text:h text:style-name="P7" text:outline-level="2" text:is-list-header="true">OUTPUT:</text:h>
      <text:p text:style-name="P8">15-3*4</text:p>
      <text:p text:style-name="P8">Result: 3</text:p>
      <text:p text:style-name="P8">20/4+7</text:p>
      <text:p text:style-name="P8">Result: 12</text:p>
      <text:p text:style-name="P8">1-1-1</text:p>
      <text:p text:style-name="P8">Result: -1</text:p>
      <text:p text:style-name="P8">10+20/(5-3)</text:p>
      <text:p text:style-name="P8">Result: 2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55cm" fo:margin-bottom="1.984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21:25:54.708728899</meta:creation-date>
    <dc:date>2025-08-18T11:28:57.218990314</dc:date>
    <meta:editing-duration>PT6H34M11S</meta:editing-duration>
    <meta:editing-cycles>22</meta:editing-cycles>
    <meta:generator>LibreOffice/25.2.5.2$Linux_X86_64 LibreOffice_project/520$Build-2</meta:generator>
    <meta:print-date>2025-08-18T11:28:54.144244620</meta:print-date>
    <meta:printed-by>PDF files</meta:printed-by>
    <meta:document-statistic meta:table-count="0" meta:image-count="0" meta:object-count="0" meta:page-count="2" meta:paragraph-count="58" meta:word-count="160" meta:character-count="947" meta:non-whitespace-character-count="798"/>
  </office:meta>
</office:document-meta>
</file>